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fo:language="fr" fo:country="FR"/>
    </style:style>
    <style:style style:name="P2" style:parent-style-name="Normal" style:family="paragraph">
      <style:text-properties fo:language="fr" fo:country="FR"/>
    </style:style>
    <style:style style:name="P3" style:parent-style-name="Paragraphedeliste" style:family="paragraph">
      <style:text-properties fo:language="fr" fo:country="FR"/>
    </style:style>
    <style:style style:name="P4" style:parent-style-name="Normal" style:family="paragraph">
      <style:text-properties fo:language="fr" fo:country="FR"/>
    </style:style>
    <style:style style:name="T5" style:parent-style-name="Policepardéfaut" style:family="text">
      <style:text-properties style:font-name="Wingdings" style:font-name-asian="Wingdings" style:font-name-complex="Wingdings" fo:color="#0070C0" fo:language="fr" fo:country="FR"/>
    </style:style>
    <style:style style:name="T6" style:parent-style-name="Policepardéfaut" style:family="text">
      <style:text-properties fo:color="#0070C0" fo:language="fr" fo:country="FR"/>
    </style:style>
    <style:style style:name="T7" style:parent-style-name="Policepardéfaut" style:family="text">
      <style:text-properties fo:color="#0070C0" fo:language="fr" fo:country="FR"/>
    </style:style>
    <style:style style:name="T8" style:parent-style-name="Policepardéfaut" style:family="text">
      <style:text-properties fo:color="#0070C0" fo:language="fr" fo:country="FR"/>
    </style:style>
    <style:style style:name="T9" style:parent-style-name="Policepardéfaut" style:family="text">
      <style:text-properties fo:language="fr" fo:country="FR"/>
    </style:style>
    <style:style style:name="P10" style:parent-style-name="Paragraphedeliste" style:family="paragraph"/>
    <style:style style:name="T11" style:parent-style-name="Policepardéfaut" style:family="text">
      <style:text-properties fo:language="fr" fo:country="FR"/>
    </style:style>
    <style:style style:name="T12" style:parent-style-name="Policepardéfaut" style:family="text">
      <style:text-properties style:text-position="sub 63.6%" fo:language="fr" fo:country="FR"/>
    </style:style>
    <style:style style:name="T13" style:parent-style-name="Policepardéfaut" style:family="text">
      <style:text-properties fo:language="fr" fo:country="FR"/>
    </style:style>
    <style:style style:name="P14" style:parent-style-name="Normal" style:family="paragraph">
      <style:text-properties fo:language="fr" fo:country="FR"/>
    </style:style>
    <style:style style:name="T15" style:parent-style-name="Policepardéfaut" style:family="text">
      <style:text-properties fo:language="fr" fo:country="FR"/>
    </style:style>
    <style:style style:name="T16" style:parent-style-name="Policepardéfaut" style:family="text">
      <style:text-properties fo:language="fr" fo:country="FR"/>
    </style:style>
    <style:style style:name="T17" style:parent-style-name="Policepardéfaut" style:family="text">
      <style:text-properties fo:language="fr" fo:country="FR"/>
    </style:style>
    <style:style style:name="T18" style:parent-style-name="Policepardéfaut" style:family="text">
      <style:text-properties fo:language="fr" fo:country="FR"/>
    </style:style>
    <style:style style:name="T19" style:parent-style-name="Policepardéfaut" style:family="text">
      <style:text-properties fo:language="fr" fo:country="FR"/>
    </style:style>
    <style:style style:name="T20" style:parent-style-name="Policepardéfaut" style:family="text">
      <style:text-properties fo:font-weight="bold" style:font-weight-asian="bold" style:font-weight-complex="bold" fo:language="fr" fo:country="FR"/>
    </style:style>
    <style:style style:name="T21" style:parent-style-name="Policepardéfaut" style:family="text">
      <style:text-properties fo:language="fr" fo:country="FR"/>
    </style:style>
    <style:style style:name="P22" style:parent-style-name="Normal" style:family="paragraph">
      <style:text-properties fo:language="fr" fo:country="FR"/>
    </style:style>
    <style:style style:name="T23" style:parent-style-name="Policepardéfaut" style:family="text">
      <style:text-properties fo:color="#0070C0" fo:language="fr" fo:country="FR"/>
    </style:style>
    <style:style style:name="T24" style:parent-style-name="Policepardéfaut" style:family="text">
      <style:text-properties fo:color="#0070C0" fo:language="fr" fo:country="FR"/>
    </style:style>
    <style:style style:name="T25" style:parent-style-name="Policepardéfaut" style:family="text">
      <style:text-properties fo:color="#00B050" fo:language="fr" fo:country="FR"/>
    </style:style>
    <style:style style:name="T26" style:parent-style-name="Policepardéfaut" style:family="text">
      <style:text-properties fo:color="#00B050" fo:language="fr" fo:country="FR"/>
    </style:style>
    <style:style style:name="P27" style:parent-style-name="Normal" style:family="paragraph">
      <style:text-properties fo:color="#0070C0" fo:language="fr" fo:country="FR"/>
    </style:style>
    <style:style style:name="P28" style:parent-style-name="Paragraphedeliste" style:family="paragraph">
      <style:text-properties fo:color="#0070C0" fo:language="fr" fo:country="FR"/>
    </style:style>
    <style:style style:name="P29" style:parent-style-name="Paragraphedeliste" style:family="paragraph"/>
    <style:style style:name="T30" style:parent-style-name="Policepardéfaut" style:family="text">
      <style:text-properties fo:color="#0070C0" fo:language="fr" fo:country="FR"/>
    </style:style>
    <style:style style:name="T31" style:parent-style-name="Policepardéfaut" style:family="text">
      <style:text-properties style:font-name="Wingdings" style:font-name-asian="Wingdings" style:font-name-complex="Wingdings" fo:color="#0070C0" fo:language="fr" fo:country="FR"/>
    </style:style>
    <style:style style:name="T32" style:parent-style-name="Policepardéfaut" style:family="text">
      <style:text-properties fo:color="#0070C0" fo:language="fr" fo:country="FR"/>
    </style:style>
    <style:style style:name="P33" style:parent-style-name="Normal" style:family="paragraph">
      <style:text-properties fo:color="#0070C0" fo:language="fr" fo:country="FR"/>
    </style:style>
    <style:style style:name="P34" style:parent-style-name="Normal" style:family="paragraph">
      <style:text-properties fo:color="#0070C0" fo:language="fr" fo:country="FR"/>
    </style:style>
    <style:style style:name="P35" style:parent-style-name="Normal" style:family="paragraph">
      <style:text-properties fo:color="#0070C0" fo:language="fr" fo:country="FR"/>
    </style:style>
    <style:style style:name="P36" style:parent-style-name="Paragraphedeliste" style:family="paragraph">
      <style:text-properties fo:color="#0070C0" fo:language="fr" fo:country="FR"/>
    </style:style>
    <style:style style:name="P37" style:parent-style-name="Paragraphedeliste" style:family="paragraph">
      <style:text-properties fo:color="#0070C0" fo:language="fr" fo:country="FR"/>
    </style:style>
    <style:style style:name="P38" style:parent-style-name="Normal" style:family="paragraph">
      <style:text-properties fo:color="#0070C0" fo:language="fr" fo:country="FR"/>
    </style:style>
    <style:style style:name="P39" style:parent-style-name="Paragraphedeliste" style:family="paragraph">
      <style:text-properties fo:language="fr" fo:country="FR"/>
    </style:style>
    <style:style style:name="P40" style:parent-style-name="Normal" style:family="paragraph">
      <style:text-properties fo:color="#0070C0" fo:language="fr" fo:country="FR"/>
    </style:style>
    <style:style style:name="P41" style:parent-style-name="Normal" style:family="paragraph">
      <style:text-properties fo:color="#0070C0" fo:language="fr" fo:country="FR"/>
    </style:style>
    <style:style style:name="P42" style:parent-style-name="Normal" style:family="paragraph">
      <style:text-properties fo:color="#0070C0" fo:language="fr" fo:country="FR"/>
    </style:style>
    <style:style style:name="P43" style:parent-style-name="Normal" style:family="paragraph">
      <style:text-properties fo:color="#0070C0" fo:language="fr" fo:country="FR"/>
    </style:style>
    <style:style style:name="P44" style:parent-style-name="Normal" style:family="paragraph">
      <style:text-properties fo:color="#0070C0" fo:language="fr" fo:country="FR"/>
    </style:style>
    <style:style style:name="P45" style:parent-style-name="Paragraphedeliste" style:family="paragraph"/>
    <style:style style:name="T46" style:parent-style-name="Policepardéfaut" style:family="text">
      <style:text-properties fo:language="fr" fo:country="FR"/>
    </style:style>
  </office:automatic-styles>
  <office:body>
    <office:text text:use-soft-page-breaks="true">
      <text:h text:style-name="P1" text:outline-level="1">Principales critiques du NHST<text:s/>(et défense)</text:h>
      <text:p text:style-name="P2">Balluerka et al.<text:s/></text:p>
      <text:list text:style-name="LFO1" text:continue-numbering="true">
        <text:list-item>
          <text:p text:style-name="P3">3)<text:s/>ne permet pas de tester les théoriques psy</text:p>
        </text:list-item>
      </text:list>
      <text:p text:style-name="P4">3.1. Il y a une idée préconçue d’après laquelle le NHST permettrait de confirmer une théorie (Lykken, 1968 ; Cohen, 1994 ; tous les deux cités par Balluerka). Même si on rejette objectivement une théorie, il faut quand même exclure une série d’autres alternatives en compétition avec la nôtre avant de pouvoir valider notre théorie. <text:s/></text:p>
      <text:p text:style-name="Normal"><text:span text:style-name="T5"></text:span><text:span text:style-name="T6"><text:s/>Vrai mais aucun autre outil stat (ES</text:span><text:span text:style-name="T7"><text:s/>ou méta-analyses</text:span><text:span text:style-name="T8">, par exemple) ne le permet puisque tester une théorie implique plus que de réfuter une hypothèse statistique. C’est plutôt un problème d’inférence inductive.</text:span><text:span text:style-name="T9"><text:s/></text:span></text:p>
      <text:list text:style-name="LFO1" text:continue-numbering="true">
        <text:list-item>
          <text:p text:style-name="P10"><text:span text:style-name="T11">5) H</text:span><text:span text:style-name="T12">0</text:span><text:span text:style-name="T13"><text:s/>est toujours fausse.</text:span></text:p>
        </text:list-item>
      </text:list>
      <text:p text:style-name="P14">Du coup, RH0 veut simplement dire qu’on a assez de puissance pour détecter un effet dont on sait qu’il existe, indé</text:p>
      <text:p text:style-name="Normal"><text:span text:style-name="T15">pendamment de son utilité ou de son amplitude.<text:s/></text:span><text:span text:style-name="T16">Du coup, un résultat statistiquement significatif dépend plus de la taille de l’échantillon que du fait que la théorie sur laquelle repose l’hypothèse de recherche soit appropriée ou non</text:span><text:span text:style-name="T17"><text:s/>(Hayes, 1994, Oakes, 1986, tous les deux cités par Balluerka et al).</text:span><text:span text:style-name="T18">.<text:s/></text:span><text:span text:style-name="T19">Meehl (1967) et Cohen (1994) (cités par Balluerka)<text:s/></text:span><text:span text:style-name="T20">concluent tous les deux que le NHST n’est utile QUE dans les vrai expériences avec randomization, ou quand la plus petite variation de la pure chance est importante.</text:span><text:span text:style-name="T21"><text:s/>(ça rejoint un peu ce que disait Daniel).<text:s/></text:span></text:p>
      <text:p text:style-name="P22">Le principal argument de cette critique est le suivant : même quand deux échantillons sont extraits de la même population, ils vont toujours différer entre eux <text:s/>et donc au sens littéral H0 est faux.<text:s/></text:p>
      <text:p text:style-name="Normal"><text:span text:style-name="T23">Mais attention : H0 ne dit pas que les 2 échantillons sont identiques, mais qu’ils soient extraits de populations identiques.<text:s/></text:span><text:span text:style-name="T24">Hagen (1997, cité par Balluerka) rappelle que contrairement à l’opinion de ceux qui font cette critique, la probabilité de rejeter l’hypothèse nulle n’augmente pas quand le n augmente.<text:s/></text:span><text:span text:style-name="T25">Rajoute perso : quand H0 est vrai, la p-valeur se distribue uniformément, peu importe le n !</text:span><text:span text:style-name="T26"><text:s/></text:span></text:p>
      <text:p text:style-name="P27">Cortina &amp; Dunlap (1997, cité par Balluerka) ajoutent que même quand l’effet ne vaut pas « exactement » 0, définir l’absence d’effet comme hypothèse nulle peut avoir un certain intérêt.<text:s/>D’autres auteurs dans l’articles argument que 0 est le point milieu d’un intervalle qui :</text:p>
      <text:list text:style-name="LFO2" text:continue-numbering="true">
        <text:list-item>
          <text:p text:style-name="P28">Inclus toutes les valeurs considérées « triviales » sans intérêt</text:p>
        </text:list-item>
        <text:list-item>
          <text:p text:style-name="P29"><text:span text:style-name="T30">Est assez petit pour permettre aux calculs basés sur la valeur 0 de fournir une bonne estimation des calculs basés sur d’autres valeurs appartenant à cet intervalle<text:s/></text:span><text:span text:style-name="T31"></text:span><text:span text:style-name="T32"><text:s/>voir Serlin &amp; Lapsley (1985, 1993) pour mieux comprendre.</text:span></text:p>
        </text:list-item>
      </text:list>
      <text:p text:style-name="P33"/>
      <text:p text:style-name="P34"/>
      <text:p text:style-name="P35">Frick (1995, cité par Balluerka) distingue les situations où H0 peut être vrai des situations où il ne peut pas.<text:s/></text:p>
      <text:list text:style-name="LFO1" text:continue-numbering="true">
        <text:list-item>
          <text:p text:style-name="P36">Dans les expériences purement appliquées<text:s/>où on manipule des variables complexes, il est très difficile que H0 soit vraie.<text:s/></text:p>
        </text:list-item>
        <text:list-item>
          <text:p text:style-name="P37">Dans des expériences plus théoriques où une seule variable est manipulée, H0 peut être vraie.<text:s/></text:p>
        </text:list-item>
      </text:list>
      <text:p text:style-name="P38">Remarque finale : tant Meehl que Cohen limitent leur critiques au domaine non expérimental (lorsque les variables ne sont pas manipulées), ce qui prouve bien que cette critique est plus une critique du design expérimental qu’une critique statistique. <text:s/></text:p>
      <text:list text:style-name="LFO4" text:continue-numbering="true">
        <text:list-item>
          <text:p text:style-name="P39">7)<text:s/>Ne permet pas d’appréhender l’importance pratique/la taille d’un effet. Comme dit Cohen (1969, 1991), faire avancer la connaissance implique des informations tant à propos de la direction d’un effet (NHST) qu’à propos de sa taille. Or, le NHST ne donne qu’une idée de la direction.<text:s/></text:p>
        </text:list-item>
      </text:list>
      <text:p text:style-name="P40">Frick répond que la plupart des théories et loi en psycho sont ordinales. Mais il ajoute quand même que lorsque le but est une application immédiate des résultats, les tailles d’effet sont importantes pour compléter le NHST.<text:s/></text:p>
      <text:p text:style-name="P41">Rem. : pour lui, même en recherche appliquée, le NHST est utile. En fait, le NHST est surtout utile en vue de dire si la différence entre 2 conditions est positive ou négative.<text:s/></text:p>
      <text:p text:style-name="P42">Pour Chow (1996, cité par Balluerka), cette critique est OK en recherche quand le but es d’appliquer tt le suite les résultats et que l’action doit reposer sur la taille de l’effet. Mais, quand le but est de tester une théorie.<text:s/></text:p>
      <text:p text:style-name="P43"/>
      <text:p text:style-name="P44">En résumé générale, la plupart des critiques du NHST sont plus méthodos (liées au design) que purement statistiques.<text:s/></text:p>
      <text:list text:style-name="LFO3" text:continue-numbering="true">
        <text:list-item>
          <text:p text:style-name="P45"><text:span text:style-name="T46"><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1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e D</meta:initial-creator>
    <dc:creator>Marie D</dc:creator>
    <meta:creation-date>2021-06-09T10:41:00Z</meta:creation-date>
    <dc:date>2021-06-10T07:01:00Z</dc:date>
    <meta:template xlink:href="Normal" xlink:type="simple"/>
    <meta:editing-cycles>13</meta:editing-cycles>
    <meta:editing-duration>PT0S</meta:editing-duration>
    <meta:document-statistic meta:page-count="2" meta:paragraph-count="8" meta:word-count="640" meta:character-count="4153" meta:row-count="29" meta:non-whitespace-character-count="3521"/>
  </office:meta>
</office:document-meta>
</file>